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fef60" officeooo:paragraph-rsid="000fef60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officeooo:rsid="000fef60" officeooo:paragraph-rsid="000fef60" style:font-size-asian="16pt" style:font-size-complex="16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0cd25" officeooo:paragraph-rsid="0010cd25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15ad6" officeooo:paragraph-rsid="00115ad6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2eb7f" officeooo:paragraph-rsid="0012eb7f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418a8" officeooo:paragraph-rsid="001418a8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584d7" officeooo:paragraph-rsid="001584d7"/>
    </style:style>
    <style:style style:name="T1" style:family="text">
      <style:text-properties officeooo:rsid="00109a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o de Execução</text:p>
      <text:p text:style-name="P1"><text:tab/><text:span text:style-name="T1">Para comparação os seguintes algoritmos serão aplicados (divididos em categorias):</text:span></text:p>
      <text:list xml:id="list1035460671" text:style-name="L1">
        <text:list-item>
          <text:p text:style-name="P3">Clustering:</text:p>
          <text:list>
            <text:list-item>
              <text:p text:style-name="P3">Kmeans: largamente conhecido na literatura, é capaz de processar uma grande quantidade de amostras e um número médio de clusters. É usado para casos gerais, por isso é relevante no estudo. Vale ressalta que não é desejável sua aplicação para uma quantidade elevada de clusters. Parâmetro: número de clusters.</text:p>
            </text:list-item>
            <text:list-item>
              <text:p text:style-name="P3">Ward hierarquical clustering: capaz de processar grandes amostras e vários clusters. Se adequa ao cenário do trabalho. Parâmetro: número de clusters.</text:p>
            </text:list-item>
            <text:list-item>
              <text:p text:style-name="P4">DBSCAN: capaz de processar amostrar muito grande e um número elevado de clusters. Parâmetro: tamanho da vizinhança.</text:p>
            </text:list-item>
          </text:list>
        </text:list-item>
        <text:list-item>
          <text:p text:style-name="P5">Outlier detection: <text:a xlink:type="simple" xlink:href="http://scikit-learn.org/stable/modules/outlier_detection.html" text:style-name="Internet_20_link" text:visited-style-name="Visited_20_Internet_20_Link">http://scikit-learn.org/stable/modules/outlier_detection.html</text:a>. Scikit-learn fornece <text:s/></text:p>
        </text:list-item>
        <text:list-item>
          <text:p text:style-name="P6">HBOS: escolhido devido ao desempenho apresentado em outros trabalhos.</text:p>
          <text:p text:style-name="P7">Para os ataques do tipo DoS (Denial of <text:s/>Service) as features escolhidas são: “source bytes” e “percentage of packets with errors”. Escolha baseada em outros trabalho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9:08:17.578231000</meta:creation-date>
    <dc:date>2017-10-04T15:31:45.844202000</dc:date>
    <meta:editing-duration>PT1H1M19S</meta:editing-duration>
    <meta:editing-cycles>5</meta:editing-cycles>
    <meta:generator>LibreOffice/5.4.1.2$MacOSX_X86_64 LibreOffice_project/ea7cb86e6eeb2bf3a5af73a8f7777ac570321527</meta:generator>
    <meta:document-statistic meta:table-count="0" meta:image-count="0" meta:object-count="0" meta:page-count="1" meta:paragraph-count="9" meta:word-count="148" meta:character-count="1031" meta:non-whitespace-character-count="894"/>
  </office:meta>
</office:document-meta>
</file>